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image/png" manifest:full-path="Pictures/icon-website.png"/>
  <manifest:file-entry manifest:media-type="image/png" manifest:full-path="Pictures/icon-telephone.png"/>
  <manifest:file-entry manifest:media-type="image/png" manifest:full-path="Pictures/icon-home.png"/>
  <manifest:file-entry manifest:media-type="image/png" manifest:full-path="Pictures/icon-work.png"/>
  <manifest:file-entry manifest:media-type="image/png" manifest:full-path="Pictures/icon-fax.png"/>
  <manifest:file-entry manifest:media-type="image/png" manifest:full-path="Pictures/icon-mobile.png"/>
  <manifest:file-entry manifest:media-type="image/png" manifest:full-path="Pictures/icon-location.png"/>
  <manifest:file-entry manifest:media-type="image/png" manifest:full-path="Pictures/icon-im.png"/>
  <manifest:file-entry manifest:media-type="image/png" manifest:full-path="Pictures/icon-envelope.png"/>
  <manifest:file-entry manifest:media-type="image/png" manifest:full-path="Pictures/no-photo.png"/>
  <manifest:file-entry manifest:media-type="image/png" manifest:full-path="Pictures/document-link.png"/>
  <manifest:file-entry manifest:media-type="image/png" manifest:full-path="Pictures/100002010000062000000021F9DDC83D.png"/>
  <manifest:file-entry manifest:media-type="image/png" manifest:full-path="Pictures/1000020100000206000000076EA64D53.png"/>
  <manifest:file-entry manifest:media-type="image/png" manifest:full-path="Pictures/100002010000017A0000006AEAC75F19.png"/>
  <manifest:file-entry manifest:media-type="image/png" manifest:full-path="Pictures/100002010000021300000095AD132CD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style:keep-together="false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style:keep-together="false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style:keep-together="false" fo:keep-together="always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style:keep-together="false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style:keep-together="false"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style:keep-together="false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18.3cm" fo:margin-top="0.011cm" fo:margin-bottom="0.3cm" table:align="left"/>
    </style:style>
    <style:style style:name="Table4.A" style:family="table-column">
      <style:table-column-properties style:column-width="5.001cm"/>
    </style:style>
    <style:style style:name="Table4.B" style:family="table-column">
      <style:table-column-properties style:column-width="13.3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padding="0cm" fo:border="none"/>
    </style:style>
    <style:style style:name="Table4.4" style:family="table-row">
      <style:table-row-properties style:min-row-height="0.6cm" style:keep-together="false" fo:keep-together="always"/>
    </style:style>
    <style:style style:name="Table4.B4" style:family="table-cell">
      <style:table-cell-properties style:vertical-align="bottom" fo:padding="0cm" fo:border="none"/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style:keep-together="true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style:keep-together="false"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Education_26_Training_5f_1.4" style:display-name="EuropassCV_Education&amp;Training_1.4" style:family="table-row">
      <style:table-row-properties style:min-row-height="0.6cm" style:keep-together="false" fo:keep-together="always"/>
    </style:style>
    <style:style style:name="EuropassCV_5f_Education_26_Training_5f_1.B4" style:display-name="EuropassCV_Education&amp;Training_1.B4" style:family="table-cell">
      <style:table-cell-properties style:vertical-align="bottom" fo:padding="0cm" fo:border="none"/>
    </style:style>
    <style:style style:name="Table5" style:family="table">
      <style:table-properties style:width="18.302cm" fo:margin-top="0.011cm" fo:margin-bottom="0.3cm" table:align="margins"/>
    </style:style>
    <style:style style:name="Table5.A" style:family="table-column">
      <style:table-column-properties style:column-width="5.001cm" style:rel-column-width="17905*"/>
    </style:style>
    <style:style style:name="Table5.B" style:family="table-column">
      <style:table-column-properties style:column-width="11.001cm" style:rel-column-width="39393*"/>
    </style:style>
    <style:style style:name="Table5.C" style:family="table-column">
      <style:table-column-properties style:column-width="2.3cm" style:rel-column-width="8237*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fo:padding="0cm" fo:border="none"/>
    </style:style>
    <style:style style:name="Table5.4" style:family="table-row">
      <style:table-row-properties style:min-row-height="0.6cm" style:keep-together="false" fo:keep-together="always"/>
    </style:style>
    <style:style style:name="Table5.B4" style:family="table-cell">
      <style:table-cell-properties style:vertical-align="bottom"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style:keep-together="false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style:keep-together="false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0.035cm solid #c6c6c6" fo:border-bottom="0.035cm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0.035cm solid #c6c6c6" fo:border-right="none" fo:border-top="0.035cm solid #c6c6c6" fo:border-bottom="0.035cm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0.035cm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0.035cm solid #c6c6c6" fo:border-right="none" fo:border-top="none" fo:border-bottom="0.035cm solid #c6c6c6">
        <style:background-image/>
      </style:table-cell-properties>
    </style:style>
    <style:style style:name="Table1.5" style:family="table-row">
      <style:table-row-properties style:min-row-height="0.499cm" style:keep-together="false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018cm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0.035cm solid #c6c6c6">
        <style:background-image/>
      </style:table-cell-properties>
    </style:style>
    <style:style style:name="Table1.B7" style:family="table-cell">
      <style:table-cell-properties style:vertical-align="bottom" fo:padding="0cm" fo:border-left="none" fo:border-right="none" fo:border-top="none" fo:border-bottom="0.018cm solid #c6c6c6"/>
    </style:style>
    <style:style style:name="Table1.B10" style:family="table-cell">
      <style:table-cell-properties style:vertical-align="bottom" fo:padding="0cm" fo:border="none"/>
    </style:style>
    <style:style style:name="Table1.11" style:family="table-row">
      <style:table-row-properties style:min-row-height="0.7cm" style:keep-together="false" fo:keep-together="always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style:keep-together="false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CommunicationSkills.2" style:display-name="EuropassCV_CommunicationSkills.2" style:family="table-row">
      <style:table-row-properties style:min-row-height="0.6cm" style:keep-together="false" fo:keep-together="always"/>
    </style:style>
    <style:style style:name="EuropassCV_5f_CommunicationSkills.B2" style:display-name="EuropassCV_CommunicationSkills.B2" style:family="table-cell">
      <style:table-cell-properties style:vertical-align="bottom"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style:keep-together="false" fo:keep-together="always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OrganisationalSkills.2" style:display-name="EuropassCV_OrganisationalSkills.2" style:family="table-row">
      <style:table-row-properties style:min-row-height="0.6cm" style:keep-together="false" fo:keep-together="always"/>
    </style:style>
    <style:style style:name="EuropassCV_5f_OrganisationalSkills.B2" style:display-name="EuropassCV_OrganisationalSkills.B2" style:family="table-cell">
      <style:table-cell-properties style:vertical-align="bottom"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style:keep-together="false" fo:keep-together="always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EuropassCV_5f_JobRelatedSkills.2" style:display-name="EuropassCV_JobRelatedSkills.2" style:family="table-row">
      <style:table-row-properties style:min-row-height="0.6cm" style:keep-together="false" fo:keep-together="always"/>
    </style:style>
    <style:style style:name="EuropassCV_5f_JobRelatedSkills.B2" style:display-name="EuropassCV_JobRelatedSkills.B2" style:family="table-cell">
      <style:table-cell-properties style:vertical-align="bottom"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style:keep-together="false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EuropassCV_5f_ComputerSkills.2" style:display-name="EuropassCV_ComputerSkills.2" style:family="table-row">
      <style:table-row-properties style:min-row-height="0.6cm" style:keep-together="false" fo:keep-together="always"/>
    </style:style>
    <style:style style:name="EuropassCV_5f_ComputerSkills.B2" style:display-name="EuropassCV_ComputerSkills.B2" style:family="table-cell">
      <style:table-cell-properties style:vertical-align="bottom" fo:padding="0cm" fo:border="none"/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style:keep-together="false" fo:keep-together="always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6cm" style:keep-together="false" fo:keep-together="always"/>
    </style:style>
    <style:style style:name="Table6.B2" style:family="table-cell">
      <style:table-cell-properties style:vertical-align="bottom"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style:keep-together="false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DrivingLicence.2" style:display-name="EuropassCV_DrivingLicence.2" style:family="table-row">
      <style:table-row-properties style:min-row-height="0.6cm" style:keep-together="false" fo:keep-together="always"/>
    </style:style>
    <style:style style:name="EuropassCV_5f_DrivingLicence.B2" style:display-name="EuropassCV_DrivingLicence.B2" style:family="table-cell">
      <style:table-cell-properties style:vertical-align="bottom"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style:keep-together="false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style:keep-together="false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EuropassCV_5f_Publications.2" style:display-name="EuropassCV_Publications.2" style:family="table-row">
      <style:table-row-properties style:min-row-height="0.6cm" style:keep-together="false" fo:keep-together="always"/>
    </style:style>
    <style:style style:name="EuropassCV_5f_Publications.B2" style:display-name="EuropassCV_Publications.B2" style:family="table-cell">
      <style:table-cell-properties style:vertical-align="bottom" fo:padding="0cm" fo:border="none"/>
    </style:style>
    <style:style style:name="EuropassCV_5f_Projects" style:display-name="EuropassCV_Projects" style:family="table">
      <style:table-properties style:width="18.302cm" fo:margin-top="0.011cm" fo:margin-bottom="0.3cm" table:align="margins"/>
    </style:style>
    <style:style style:name="EuropassCV_5f_Projects.A" style:display-name="EuropassCV_Projects.A" style:family="table-column">
      <style:table-column-properties style:column-width="5.001cm" style:rel-column-width="17905*"/>
    </style:style>
    <style:style style:name="EuropassCV_5f_Projects.B" style:display-name="EuropassCV_Projects.B" style:family="table-column">
      <style:table-column-properties style:column-width="13.301cm" style:rel-column-width="47630*"/>
    </style:style>
    <style:style style:name="EuropassCV_5f_Projects.1" style:display-name="EuropassCV_Projects.1" style:family="table-row">
      <style:table-row-properties style:min-row-height="0.3cm" style:keep-together="false" fo:keep-together="always"/>
    </style:style>
    <style:style style:name="EuropassCV_5f_Projects.A1" style:display-name="EuropassCV_Projects.A1" style:family="table-cell">
      <style:table-cell-properties fo:padding="0cm" fo:border="none"/>
    </style:style>
    <style:style style:name="EuropassCV_5f_Projects.2" style:display-name="EuropassCV_Projects.2" style:family="table-row">
      <style:table-row-properties style:min-row-height="0.6cm" style:keep-together="false" fo:keep-together="always"/>
    </style:style>
    <style:style style:name="EuropassCV_5f_Projects.B2" style:display-name="EuropassCV_Projects.B2" style:family="table-cell">
      <style:table-cell-properties style:vertical-align="bottom"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style:keep-together="false" fo:keep-together="always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style:keep-together="false" fo:keep-together="always"/>
    </style:style>
    <style:style style:name="Table3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/>
    </style:style>
    <style:style style:name="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P3" style:family="paragraph" style:parent-style-name="_5f_ESP_5f_1stPage">
      <style:paragraph-properties fo:margin-top="0.27cm" fo:margin-bottom="0.4cm"/>
    </style:style>
    <style:style style:name="P4" style:family="paragraph" style:parent-style-name="_5f_ECV_5f_ContactDetails">
      <style:paragraph-properties fo:margin-left="0cm" fo:margin-right="0cm" fo:margin-top="0cm" fo:margin-bottom="0cm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5" style:family="paragraph" style:parent-style-name="_5f_ECV_5f_RelatedDocumentRow">
      <style:paragraph-properties fo:text-align="end" style:justify-single-word="false"/>
      <style:text-properties fo:color="#1593cb" fo:font-size="9pt" style:font-size-asian="9pt" style:font-size-complex="9pt"/>
    </style:style>
    <style:style style:name="P6" style:family="paragraph" style:parent-style-name="_5f_ECV_5f_RelatedDocumentRow">
      <style:paragraph-properties fo:margin-top="0cm" fo:margin-bottom="0cm" fo:text-align="end" style:justify-single-word="false" style:shadow="none"/>
      <style:text-properties fo:color="#1593cb" style:font-name="Arial1" fo:font-size="9pt" fo:letter-spacing="-0.011cm" style:font-size-asian="9pt" style:font-size-complex="9pt"/>
    </style:style>
    <style:style style:name="P7" style:family="paragraph" style:parent-style-name="_5f_ESP_5f_Heading">
      <style:paragraph-properties fo:margin-left="0cm" fo:margin-right="0.3cm" fo:margin-top="0cm" fo:margin-bottom="0.499cm" fo:text-indent="0cm" style:auto-text-indent="false"/>
    </style:style>
    <style:style style:name="P8" style:family="paragraph" style:parent-style-name="_5f_ECV_5f_LeftHeading">
      <style:text-properties fo:font-variant="normal" fo:text-transform="none"/>
    </style:style>
    <style:style style:name="P9" style:family="paragraph" style:parent-style-name="_5f_ECV_5f_LanguageHeading">
      <style:text-properties fo:font-variant="normal" fo:text-transform="none"/>
    </style:style>
    <style:style style:name="P10" style:family="paragraph" style:parent-style-name="_5f_ECV_5f_LanguageLevel">
      <style:text-properties fo:font-variant="normal" fo:text-transform="none"/>
    </style:style>
    <style:style style:name="P11" style:family="paragraph" style:parent-style-name="_5f_ECV_5f_PersonalInfoHeading">
      <style:text-properties fo:font-variant="normal" fo:text-transform="none"/>
    </style:style>
    <style:style style:name="P12" style:family="paragraph" style:parent-style-name="_5f_ECV_5f_OccupationalFieldHeading">
      <style:text-properties fo:font-variant="normal" fo:text-transform="none"/>
    </style:style>
    <style:style style:name="P13" style:family="paragraph" style:parent-style-name="_5f_ECV_5f_SectionBullet" style:list-style-name="_5f_ECV_5f_CV_5f_Bullets"/>
    <style:style style:name="P14" style:family="paragraph" style:parent-style-name="_5f_ESP_5f_Heading" style:master-page-name="_5f_ESP_5f_1stPage">
      <style:paragraph-properties fo:margin-left="0cm" fo:margin-right="0.3cm" fo:margin-top="0cm" fo:margin-bottom="0.6cm" fo:text-indent="0cm" style:auto-text-indent="false" style:page-number="auto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9pt" style:font-name-asian="ArialMT" style:font-size-asian="9pt" style:font-name-complex="ArialMT" style:font-size-complex="9pt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style:font-name="Arial" fo:font-size="10pt" style:font-size-asian="10pt" style:font-size-complex="10pt"/>
    </style:style>
    <style:style style:name="T8" style:family="text">
      <style:text-properties fo:color="#0e4194" style:font-name="Arial" fo:font-size="8pt" style:font-size-asian="8pt" style:font-size-complex="8pt"/>
    </style:style>
    <style:style style:name="T9" style:family="text">
      <style:text-properties fo:text-transform="uppercase" style:font-name="Arial" fo:font-size="10pt" style:font-size-asian="10pt" style:font-size-complex="10pt"/>
    </style:style>
    <style:style style:name="T10" style:family="text">
      <style:text-properties fo:color="#0033ff" style:font-name="Arial1" fo:font-size="9pt"/>
    </style:style>
    <style:style style:name="T11" style:family="text">
      <style:text-properties style:font-name="ArialMT" style:font-name-asian="ArialMT" style:font-name-complex="ArialMT"/>
    </style:style>
    <style:style style:name="T12" style:family="text">
      <style:text-properties style:font-name="ArialMT" fo:font-size="9pt" style:font-name-asian="ArialMT" style:font-size-asian="9pt" style:font-name-complex="ArialMT" style:font-size-complex="9pt"/>
    </style:style>
    <style:style style:name="T13" style:family="text">
      <style:text-properties style:font-name-asian="ArialMT" style:font-name-complex="ArialMT"/>
    </style:style>
    <style:style style:name="T14" style:family="text">
      <style:text-properties style:font-name="Arial1" fo:font-size="9pt"/>
    </style:style>
    <style:style style:name="T15" style:family="text">
      <style:text-properties fo:color="#3f3a3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text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middle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11">PERSONAL INFORMATION</text:p>
          </table:table-cell>
          <table:table-cell table:style-name="EuropassCVPersonalInformation.A1" office:value-type="string">
            <text:p text:style-name="_5f_ECV_5f_NameField">Zekeriya <text:span text:style-name="T6">Koç</text:span>
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Standard"/>
          </table:table-cell>
          <table:covered-table-cell/>
        </table:table-row>
        <table:table-row table:style-name="EuropassCVPersonalInformation.1">
          <table:table-cell table:style-name="EuropassCVPersonalInformation.A2" table:number-rows-spanned="6" office:value-type="string">
            <text:p text:style-name="_5f_ECV_5f_LeftHeading">
</text:p>
          </table:table-cell>
          <table:table-cell table:style-name="EuropassCVPersonalInformation.B3" office:value-type="string">
            <text:p text:style-name="_5f_ECV_5f_ContactDetails">
<draw:frame draw:style-name="fr3" draw:name="graphics15" text:anchor-type="char" svg:x="0cm" svg:y="0cm" svg:width="0.346cm" svg:height="0.4cm" draw:z-index="0">
<draw:image xlink:href="Pictures/icon-location.png" xlink:type="simple" xlink:show="embed" xlink:actuate="onLoad"/>
</draw:frame>
Beylikdüzü,  İstanbul (Turkey)
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4">
<draw:frame draw:style-name="fr3" draw:name="graphics17" text:anchor-type="char" svg:x="0cm" svg:y="0cm" svg:width="0.351cm" svg:height="0.36cm" draw:z-index="11">
<draw:image xlink:href="Pictures/icon-mobile.png" xlink:type="simple" xlink:show="embed" xlink:actuate="onLoad"/>
</draw:frame>
<text:span text:style-name="_5f_ECV_5f_ContactDetails">
<text:span text:style-name="T14">+90 5438756249</text:span>
</text:span>
<text:s text:c="3"/>
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
<draw:frame draw:style-name="fr3" draw:name="graphics5" text:anchor-type="char" svg:x="0cm" svg:y="0cm" svg:width="0.353cm" svg:height="0.402cm" draw:z-index="4">
<draw:image xlink:href="Pictures/icon-envelope.png" xlink:type="simple" xlink:show="embed" xlink:actuate="onLoad"/>
</draw:frame>
<text:span text:style-name="_5f_ECV_5f_InternetLink">zekzekus@gmail.com</text:span>
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
<text:span text:style-name="_5f_ECV_5f_InternetLink">http://zekzekus.github.com/</text:span>
<draw:frame draw:style-name="fr3" draw:name="graphics7" text:anchor-type="char" svg:x="0cm" svg:y="0cm" svg:width="0.349cm" svg:height="0.356cm" draw:z-index="1">
<draw:image xlink:href="Pictures/icon-website.png" xlink:type="simple" xlink:show="embed" xlink:actuate="onLoad"/>
</draw:frame>
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
<text:span text:style-name="_5f_ECV_5f_HeadingContactDetails">Sex</text:span>
<text:span text:style-name="_5f_ECV_5f_ContactDetails"> Male </text:span>
<text:span text:style-name="_5f_ECV_5f_HeadingContactDetails">
	| 
	Date of birth
</text:span>
<text:span text:style-name="_5f_ECV_5f_ContactDetails"> 30/04/1983 </text:span>
<text:span text:style-name="_5f_ECV_5f_HeadingContactDetails">
	| 
	Nationality  
</text:span>
<text:span text:style-name="_5f_ECV_5f_ContactDetails">Turkish</text:span>
</text:p>
          </table:table-cell>
        </table:table-row>
      </table:table>
      <text:p text:style-name="_5f_ECV_5f_Text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2"/>
          </table:table-cell>
          <table:table-cell table:style-name="EuropassCV_5f_OccupationalField.A1" office:value-type="string">
            <text:p text:style-name="_5f_ECV_5f_NameField"/>
          </table:table-cell>
        </table:table-row>
      </table:table>
      <!-- CASE 1: work experience goes first and education second -->
      <text:p text:style-name="_5f_ECV_5f_Text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8">WORK EXPERIENCE</text:p>
          </table:table-cell>
          <table:table-cell table:style-name="EuropassCV_5f_WorkExperienceTitle.B1" office:value-type="string">
            <text:p text:style-name="_5f_ECV_5f_BlueBox">
<draw:frame draw:style-name="fr7" draw:name="graphics2" text:anchor-type="as-char" svg:width="13.3cm" svg:height="0.25cm" draw:z-index="13">
<draw:image xlink:href="Pictures/100002010000062000000021F9DDC83D.png" xlink:type="simple" xlink:show="embed" xlink:actuate="onLoad"/>
</draw:frame>
</text:p>
          </table:table-cell>
        </table:table-row>
      </table:table>
      <text:p text:style-name="_5f_ECV_5f_Text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Aug 12 - Present</text:p>
          </table:table-cell>
          <table:table-cell table:style-name="EuropassCV_5f_WorkExperience_5f_1.A1" office:value-type="string">
            <text:p text:style-name="_5f_ECV_5f_SubSectionHeading">Lead Develop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
Tim Ticaret Net Bilişim Hizmetleri A.Ş.
			
			,
		İstanbul (Turkey)
	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SectionDetails">TTN is a technology (mainly software) creator company works under Turkish Exporters Assembly (TiM). TTN have responsibilities of supporting Turkish associations of exporters' (various sectors) growth. <text:line-break/><text:line-break/>İ am responsible of managing software development team which works on various size of software (mainly web apps these days) projects.<text:line-break/><text:line-break/>For now we are using mainly python/django/postgresql stack. Main development and deployment occures on linux based operating systems. <text:line-break/><text:line-break/>We are crafting high quality web sites and web applications top to bottom including design, frontend, backend, deployment phases.<text:line-break/><text:line-break/>Some keywords about me and my team's interests and involvements; python, django, postgresql, ubuntu server, git, uwsgi, nginx, fabric, rest apis, http etc.</text:p>
          </table:table-cell>
        </table:table-row>
      </table:table>
      <text:p text:style-name="_5f_ECV_5f_Text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Jun 10 - Aug 12</text:p>
          </table:table-cell>
          <table:table-cell table:style-name="EuropassCV_5f_WorkExperience_5f_1.A1" office:value-type="string">
            <text:p text:style-name="_5f_ECV_5f_SubSectionHeading">Software Development Unit Manag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
A&amp;Y Marka Mağazacılık A.Ş.
			
			,
		İstanbul (Turkey)
	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SectionDetails">A big textile retail company includes the famous brands Network, Fabrika, Beymen Bussiness, Altınyıldız Classics, Arzu Kaprol, Que, T-box, Divarese. I am responsible of the maintenance and development processes of the ERP part of in house developed system. <text:line-break/><text:line-break/>Main database is Oracle 10g RDBMS and Oracle Forms 6i/10g, Reports 6i/10g tools for user interface. <text:line-break/><text:line-break/>I made use of Oracle object system in my projects. I implemented some applications with object oriented facilities provided directly in database.</text:p>
          </table:table-cell>
        </table:table-row>
      </table:table>
      <text:p text:style-name="_5f_ECV_5f_Text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May 07 - Jun 10</text:p>
          </table:table-cell>
          <table:table-cell table:style-name="EuropassCV_5f_WorkExperience_5f_1.A1" office:value-type="string">
            <text:p text:style-name="_5f_ECV_5f_SubSectionHeading">Project Manag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
Beymen Boğaziçi Alboy Mağazacılık A.Ş.
			
			,
		İstanbul (Turkey)
	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SectionDetails">Big textile retail company includes the brands T-box and Divarese. I was responsible all of the software projects. Maintenance of the in house developed ERP system mostly coded on Oracle database and Forms/Reports tools was my primary responsibility. My team consist of one or two developer except me. <text:line-break/><text:line-break/>I manage the whole implementation/migration of a new ERP system called Nebim Winner. The planning, data migrating, testing and implementation was successfully done in six months.</text:p>
          </table:table-cell>
        </table:table-row>
      </table:table>
      <text:p text:style-name="_5f_ECV_5f_Text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Sep 06 - May 07</text:p>
          </table:table-cell>
          <table:table-cell table:style-name="EuropassCV_5f_WorkExperience_5f_1.A1" office:value-type="string">
            <text:p text:style-name="_5f_ECV_5f_SubSectionHeading">Software Development Specialis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
Akademi Yazılım A.Ş.
			
			,
		İstanbul (Turkey)
	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SectionDetails">Company were offering all in one solutions to big insurance companies. Oracle RDBMS, Oracle Forms/Reports tools were our main development stack. I coded directly on database with PL/SQL language. I improved my SQL experience and skills on direct database programmable objects like stored procedures, functions, packages and triggers.</text:p>
          </table:table-cell>
        </table:table-row>
      </table:table>
      <text:p text:style-name="_5f_ECV_5f_Text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Jun 04 - Sep 06</text:p>
          </table:table-cell>
          <table:table-cell table:style-name="EuropassCV_5f_WorkExperience_5f_1.A1" office:value-type="string">
            <text:p text:style-name="_5f_ECV_5f_SubSectionHeading">Software Support Specialis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
Sampas Bilgisyar Yazılım A.Ş.
			
			,
		İstanbul (Turkey)
	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SectionDetails">The company was developing software systems for all operations of municipalities. I was in a team supports customers directly. My responsibilities were; first analyze of the project, installation, data migration, training and continuous support including data mining operations, on the fly solutions includes code modifications etc.<text:line-break/><text:line-break/>I experienced with Oracle developer tools very first time here. I mainly code in Oracle Forms 6i and Oracle Reports 6i tools with PL/SQL, a Pascal like procedural programming language. Also, i gained high level of SQL experience here.</text:p>
          </table:table-cell>
        </table:table-row>
      </table:table>
      <text:p text:style-name="_5f_ECV_5f_Text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8">EDUCATION AND TRAINING</text:p>
          </table:table-cell>
          <table:table-cell table:style-name="EuropassCV_5f_Education_26_TrainingTitle.B1" office:value-type="string">
            <text:p text:style-name="_5f_ECV_5f_BlueBox">
<draw:frame draw:style-name="fr8" draw:name="graphics10" text:anchor-type="as-char" svg:width="13.3cm" svg:height="0.25cm" draw:z-index="14">
<draw:image xlink:href="Pictures/100002010000062000000021F9DDC83D.png" xlink:type="simple" xlink:show="embed" xlink:actuate="onLoad"/>
</draw:frame>
</text:p>
          </table:table-cell>
        </table:table-row>
      </table:table>
      <text:p text:style-name="_5f_ECV_5f_Text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4" office:value-type="string">
            <text:p text:style-name="_5f_ECV_5f_Date">07 - 11</text:p>
          </table:table-cell>
          <table:table-cell table:style-name="EuropassCV_5f_Education_26_Training_5f_1.A1" office:value-type="string">
            <text:p text:style-name="_5f_ECV_5f_SubSectionHeading">Bachelor of Science (BS), Business Management</text:p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
Anadolu Üniversitesi, İstanbul (Turkey)
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
</table:table-cell>
          <table:covered-table-cell/>
        </table:table-row>
      </table:table>
      <text:p text:style-name="_5f_ECV_5f_Text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4" office:value-type="string">
            <text:p text:style-name="_5f_ECV_5f_Date">01 - 03</text:p>
          </table:table-cell>
          <table:table-cell table:style-name="EuropassCV_5f_Education_26_Training_5f_1.A1" office:value-type="string">
            <text:p text:style-name="_5f_ECV_5f_SubSectionHeading">Computer Programming</text:p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
Celal Bayar Üniversitesi, Manisa (Turkey)
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
</table:table-cell>
          <table:covered-table-cell/>
        </table:table-row>
      </table:table>
      <!-- CASE 2: education goes first and work experience goes second -->
      <text:p text:style-name="_5f_ECV_5f_Text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8">PERSONAL SKILLS</text:p>
          </table:table-cell>
          <table:table-cell table:style-name="EuropassCV_5f_PersonalSkillsTitle.B1" office:value-type="string">
            <text:p text:style-name="_5f_ECV_5f_BlueBox">
<draw:frame draw:style-name="fr8" draw:name="graphics11" text:anchor-type="as-char" svg:width="13.3cm" svg:height="0.25cm" draw:z-index="15">
<draw:image xlink:href="Pictures/100002010000062000000021F9DDC83D.png" xlink:type="simple" xlink:show="embed" xlink:actuate="onLoad"/>
</draw:frame>
</text:p>
          </table:table-cell>
        </table:table-row>
      </table:table>
      <text:p text:style-name="_5f_ECV_5f_Text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_5f_ECV_5f_LeftDetails">Mother tongue(s)</text:p>
          </table:table-cell>
          <table:table-cell table:style-name="Table1.A1" table:number-columns-spanned="5" office:value-type="string">
            <text:p text:style-name="_5f_ECV_5f_SectionDetails">Turkis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_5f_ECV_5f_LeftHeading"/>
          </table:table-cell>
          <table:table-cell table:style-name="Table1.A1" table:number-columns-spanned="5" office:value-type="string">
            <text:p text:style-name="_5f_ECV_5f_RightColumn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_5f_ECV_5f_LeftDetails">Other language(s)</text:p>
          </table:table-cell>
          <table:table-cell table:style-name="Table1.B3" table:number-columns-spanned="2" office:value-type="string">
            <text:p text:style-name="P9">UNDERSTANDING</text:p>
          </table:table-cell>
          <table:covered-table-cell/>
          <table:table-cell table:style-name="Table1.D3" table:number-columns-spanned="2" office:value-type="string">
            <text:p text:style-name="P9">SPEAKING</text:p>
          </table:table-cell>
          <table:covered-table-cell/>
          <table:table-cell table:style-name="Table1.D3" office:value-type="string">
            <text:p text:style-name="P9">WRITING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_5f_ECV_5f_LanguageSubHeading">Listening</text:p>
          </table:table-cell>
          <table:table-cell table:style-name="Table1.C4" office:value-type="string">
            <text:p text:style-name="_5f_ECV_5f_LanguageSubHeading">Reading</text:p>
          </table:table-cell>
          <table:table-cell table:style-name="Table1.C4" office:value-type="string">
            <text:p text:style-name="_5f_ECV_5f_LanguageSubHeading">Spoken interaction</text:p>
          </table:table-cell>
          <table:table-cell table:style-name="Table1.C4" office:value-type="string">
            <text:p text:style-name="_5f_ECV_5f_LanguageSubHeading">Spoken production</text:p>
          </table:table-cell>
          <table:table-cell table:style-name="Table1.C4" office:value-type="string">
            <text:p text:style-name="_5f_ECV_5f_RightColumn"/>
          </table:table-cell>
        </table:table-row>
        <table:table-row table:style-name="Table1.5">
          <table:table-cell table:style-name="Table1.A5" office:value-type="string">
            <text:p text:style-name="_5f_ECV_5f_LanguageName">English</text:p>
          </table:table-cell>
          <table:table-cell table:style-name="Table1.B5" office:value-type="string">
            <text:p text:style-name="P10">B2</text:p>
          </table:table-cell>
          <table:table-cell table:style-name="Table1.B5" office:value-type="string">
            <text:p text:style-name="P10">C1</text:p>
          </table:table-cell>
          <table:table-cell table:style-name="Table1.B5" office:value-type="string">
            <text:p text:style-name="P10">B1</text:p>
          </table:table-cell>
          <table:table-cell table:style-name="Table1.B5" office:value-type="string">
            <text:p text:style-name="P10">B1</text:p>
          </table:table-cell>
          <table:table-cell table:style-name="Table1.B5" office:value-type="string">
            <text:p text:style-name="P10">B2</text:p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B10" table:number-columns-spanned="5" office:value-type="string">
            <text:p text:style-name="_5f_ECV_5f_LanguageExplanation">Levels: A1/2: Basic user  -  B1/2: Independent user  -  C1/2 Proficient user</text:p>
            <text:p text:style-name="_5f_ECV_5f_LanguageExplanation">
<text:a xlink:type="simple" xlink:href="http://europass.cedefop.europa.eu/en/resources/european-language-levels-cefr">Common European Framework of Reference for Languages</text:a>
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table:number-rows-spanned="2" office:value-type="string">
            <text:p text:style-name="_5f_ECV_5f_LeftDetails">Communication skills</text:p>
          </table:table-cell>
          <table:table-cell table:style-name="EuropassCV_5f_CommunicationSkills.A1" office:value-type="string">
            <text:p text:style-name="_5f_ECV_5f_SectionDetails">I'd loved to be in a communicative, high quality, technical team. I enjoy discussing especially technical topics with my team mates.</text:p>
          </table:table-cell>
        </table:table-row>
      </table:table>
      <text:p text:style-name="_5f_ECV_5f_Text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table:number-rows-spanned="2" office:value-type="string">
            <text:p text:style-name="_5f_ECV_5f_LeftDetails">Organisational / managerial skills</text:p>
          </table:table-cell>
          <table:table-cell table:style-name="EuropassCV_5f_OrganisationalSkills.A1" office:value-type="string">
            <text:p text:style-name="_5f_ECV_5f_SectionDetails">In last 3 years of my career and now, i am managing a small sized software development teams. <text:line-break/><text:line-break/>I am using my organise, planning skills to direct my team's efforts to expected project outcome with success.</text:p>
          </table:table-cell>
        </table:table-row>
      </table:table>
      <text:p text:style-name="_5f_ECV_5f_Text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table:number-rows-spanned="2" office:value-type="string">
            <text:p text:style-name="_5f_ECV_5f_LeftDetails">Job-related skills</text:p>
          </table:table-cell>
          <table:table-cell table:style-name="EuropassCV_5f_JobRelatedSkills.A1" office:value-type="string">
            <text:p text:style-name="_5f_ECV_5f_SectionDetails">I am working as an Oracle PL/SQL developer since 2004. <text:line-break/><text:line-break/>I have developed and maintained various systems in various sectors. Government, insurance, retail etc.<text:line-break/><text:line-break/>I develop software at high speed and quality with Oracle Forms/Reports and directly on database with PL/SQL.<text:line-break/><text:line-break/>Till 2012's last quarter, i am working as a web application developer and team leader. <text:line-break/><text:line-break/>Beside my Oracle profession i am an evangelist of open source. I use Linux for my personal development environment. My favourite languages are python, erlang, javascript, smalltalk, java, common lisp, php etc.<text:line-break/><text:line-break/>I love web programming and comfortable with client-server systems, HTTP protocol, client side (javascript) etc.<text:line-break/><text:line-break/>Uzmanlık Alanları: oracle, pl/sql, forms/reports, python, ruby, erlang, smalltalk, java, common lisp, haskell, php, web development, javascript</text:p>
          </table:table-cell>
        </table:table-row>
      </table:table>
      <text:p text:style-name="_5f_ECV_5f_Text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table:number-rows-spanned="2" office:value-type="string">
            <text:p text:style-name="_5f_ECV_5f_LeftDetails">Computer skills</text:p>
          </table:table-cell>
          <table:table-cell table:style-name="EuropassCV_5f_ComputerSkills.A1" office:value-type="string">
            <text:p text:style-name="_5f_ECV_5f_SectionDetails">Databases<text:line-break/>Software Development<text:line-break/>PL/SQL<text:line-break/>SQL<text:line-break/>Windows<text:line-break/>MySQL<text:line-break/>Oracle<text:line-break/>JavaScript<text:line-break/>Java<text:line-break/>Open Source<text:line-break/>PHP<text:line-break/>Python<text:line-break/>Django<text:line-break/>HTTP<text:line-break/>Web Applications<text:line-break/>Web Development<text:line-break/>Play Framework<text:line-break/>Common Lisp<text:line-break/>Linux<text:line-break/>Subversion<text:line-break/>OOP<text:line-break/>Web Services<text:line-break/>Glassfish<text:line-break/>Ruby<text:line-break/>Ruby on Rails<text:line-break/>Erlang<text:line-break/>Haskell<text:line-break/>Apache<text:line-break/>Nginx<text:line-break/>REST<text:line-break/>Git<text:line-break/>JAXB<text:line-break/>JAXWS<text:line-break/>NetBeans</text:p>
          </table:table-cell>
        </table:table-row>
      </table:table>
      <text:p text:style-name="_5f_ECV_5f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00%"/>
      <style:text-properties style:font-name="Arial1" fo:font-size="8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style:paragraph-properties fo:margin="100%" fo:margin-left="0cm" fo:margin-right="0.499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/>
      <style:text-properties fo:color="#404040" style:font-name="Arial1" fo:letter-spacing="-0.011cm"/>
    </style:style>
    <style:style style:name="_5f_ECV_5f_NameField" style:display-name="_ECV_NameField" style:family="paragraph" style:parent-style-name="_5f_ECV_5f_RightColumn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style:paragraph-properties fo:margin-top="0.379cm" fo:margin-bottom="0cm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NarrowSpacing" style:display-name="_ECV_NarrowSpacing" style:family="paragraph" style:parent-style-name="_5f_ECV_5f_RightColumn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style:paragraph-properties fo:margin-top="0.101cm" fo:margin-bottom="0.15cm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size="9pt" fo:letter-spacing="-0.011cm" style:font-name-asian="ArialMT" style:font-size-asian="9pt" style:font-name-complex="ArialMT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style:paragraph-properties fo:margin-top="0.049cm" fo:margin-bottom="0cm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style:style style:name="europass_underline" style:family="text">
        <style:text-properties style:text-underline-style="solid" style:text-underline-width="auto" style:text-underline-color="font-color"/>
      </style:style>
      <style:style style:name="europass_italic" style:family="text">
        <style:text-properties fo:font-style="italic" style:font-style-asian="italic" style:font-style-complex="italic"/>
      </style:style>
      <style:style style:name="europass_bold" style:family="text">
        <style:text-properties style:text-underline-style="none" fo:font-weight="bold" style:font-weight-asian="bold" style:font-weight-complex="bold"/>
      </style:style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3f3a38"/>
    </style:style>
    <style:style style:name="CV_20_Major" style:display-name="CV Major" style:family="paragraph" style:parent-style-name="Standard" style:class="extra">
      <style:paragraph-properties fo:margin="100%" fo:margin-left="0.199cm" fo:margin-right="0.199cm" fo:margin-top="0cm" fo:margin-bottom="0cm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style:paragraph-properties fo:margin="100%" fo:margin-left="0cm" fo:margin-right="0.499cm" fo:margin-top="0.049cm" fo:margin-bottom="0cm" fo:line-height="100%" fo:text-indent="0cm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="100%"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fo:margin="100%" fo:margin-left="0cm" fo:margin-right="0cm" fo:margin-top="0cm" fo:margin-bottom="0cm" fo:text-indent="0cm" style:auto-text-indent="false" fo:background-color="transparent" fo:padding="0cm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17ace6" style:font-name="Arial1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  <style:background-image/>
      </style:paragraph-properties>
      <style:text-properties fo:color="#1593cb" style:font-name="Arial1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fo:text-align="center" style:justify-single-word="false" style:page-number="auto">
        <style:tab-stops/>
      </style:paragraph-properties>
      <style:text-properties fo:text-transform="uppercase" fo:color="#0e4194" style:font-name="Arial1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style:paragraph-properties fo:margin="100%" fo:margin-left="0cm" fo:margin-right="0.499cm" fo:margin-top="0cm" fo:margin-bottom="0cm" fo:line-height="100%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3f3a38" style:font-name="Arial1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style:paragraph-properties fo:margin="100%" fo:margin-left="0cm" fo:margin-right="0cm" fo:margin-top="0cm" fo:margin-bottom="0cm" fo:text-align="end" style:justify-single-word="false" fo:text-indent="0cm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_5f_ECV_5f_HeadingContactDetails" style:display-name="_ECV_HeadingContactDetails" style:family="text">
      <style:text-properties fo:color="#1593cb" style:font-name="Arial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/>
    </style:style>
    <style:style style:name="M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MP3" style:family="paragraph" style:parent-style-name="_5f_ESP_5f_1stPage">
      <style:paragraph-properties fo:margin-top="0.27cm" fo:margin-bottom="0.4cm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!-- CV 1st page -->
    <style:master-page style:name="Standard" style:page-layout-name="Mpm1" style:next-style-name="SmallerHeader">
      <style:header>
        <text:p text:style-name="MP1">
		<draw:frame draw:style-name="Mfr1" draw:name="graphics1" text:anchor-type="paragraph" svg:width="4.491cm" svg:height="1.289cm" draw:z-index="19">
<draw:image xlink:href="Pictures/100002010000021300000095AD132CD4.png" xlink:type="simple" xlink:show="embed" xlink:actuate="onLoad"/>
		</draw:frame>
		<text:tab/>Curriculum Vitae</text:p>
      </style:header>
      <style:header-left>
        <text:p text:style-name="Header"/>
      </style:header-left>
      <style:footer>
        <text:p text:style-name="MP2">
		<text:tab/>
		<text:span text:style-name="MT1">© European Union, 2002-2013  | http://europass.cedefop.europa.eu <text:tab/>Page</text:span>
		<text:span text:style-name="MT1">
		<text:page-number text:select-page="current">1</text:page-number>
		</text:span>
		<text:span text:style-name="MT1"> / </text:span>
		<text:span text:style-name="MT1">
		<text:page-count>4</text:page-count>
		</text:span>
		</text:p>
      </style:footer>
    </style:master-page>
    <!--  CV next pages -->
    <style:master-page style:name="SmallerHeader" style:page-layout-name="Mpm2">
      <style:header>
        <text:p text:style-name="_5f_ECV_5f_CurriculumVitae_5f_NextPages">
	<draw:frame draw:style-name="Mfr1" draw:name="graphics9" text:anchor-type="paragraph" svg:width="2.76cm" svg:height="0.801cm" draw:z-index="7">
	<draw:image xlink:href="Pictures/100002010000017A0000006AEAC75F19.png" xlink:type="simple" xlink:show="embed" xlink:actuate="onLoad"/>
	</draw:frame>
	<text:tab/>
	<text:span text:style-name="MT2">Curriculum Vitae<text:tab/>
	</text:span>
	<text:span text:style-name="MT3">Zekeriya Koç</text:span>
	</text:p>
      </style:header>
      <style:footer>
        <text:p text:style-name="MP2">
	<text:tab/>
	<text:span text:style-name="MT1">© European Union, 2002-2013  | http://europass.cedefop.europa.eu <text:tab/>Page</text:span>
	<text:span text:style-name="MT1">
	<text:page-number text:select-page="current">3</text:page-number>
	</text:span>
	<text:span text:style-name="MT1"> / </text:span>
	<text:span text:style-name="MT1">
	<text:page-count>4</text:page-count>
	</text:span>
	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3">
		<draw:frame draw:style-name="Mfr1" draw:name="graphics4" text:anchor-type="paragraph" svg:width="4.491cm" svg:height="1.3cm" draw:z-index="18">
		<draw:image xlink:href="Pictures/100002010000021300000095AD132CD4.png" xlink:type="simple" xlink:show="embed" xlink:actuate="onLoad"/>
		</draw:frame>
		<text:tab/>
		<text:span text:style-name="MT2">European Skills Passport<text:line-break/> <text:s/>
		</text:span>
		<text:span text:style-name="MT4">Zekeriya Koç </text:span>
		</text:p>
      </style:header>
      <style:footer>
        <text:p text:style-name="Footer_20_left">
		<text:span text:style-name="MT5">© European Union, 2002-2013  | http://europass.cedefop.europa.eu<text:tab/>
		<text:tab/>Page</text:span>
		<text:span text:style-name="MT5">
		<text:page-number text:select-page="current">4</text:page-number>
		</text:span>
		<text:span text:style-name="MT5"> / </text:span>
		<text:span text:style-name="MT5">
		<text:page-count>4</text:page-count>
		</text:span>
		<text:span text:style-name="MT5">
		<text:tab/>
		<text:tab/>
		</text:span>
		<text:span text:style-name="MT6"> <text:s text:c="159"/>
		</text:span>
		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14:00:00.763Z</meta:creation-date>
    <dc:date>2013-02-15T08:54:50.595Z</dc:date>
    <meta:generator>Europass - LibreOffice/3.6</meta:generator>
    <dc:description>Zekeriya Koç Europass CV</dc:description>
    <meta:keyword>Europass, CV, Cedefop</meta:keyword>
    <dc:subject>Zekeriya Koç Europass CV</dc:subject>
    <dc:title>Europass-CV-20130215-Koç-EN.odt</dc:title>
    <dc:creator>Zekeriya Koç</dc:creator>
    <meta:document-statistic meta:table-count="0" meta:image-count="0" meta:object-count="0" meta:page-count="1" meta:paragraph-count="3" meta:word-count="9" meta:character-count="56" meta:non-whitespace-character-count="50"/>
    <meta:user-defined meta:name="Editor">Zekeriya Koç</meta:user-defined>
    <meta:user-defined meta:name="Owner">Zekeriya Koç</meta:user-defined>
  </office:meta>
</office:document-meta>
</file>